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5fa13" officeooo:paragraph-rsid="0005fa13" style:font-size-asian="14pt" style:font-size-complex="14pt"/>
    </style:style>
    <style:style style:name="P3" style:family="paragraph" style:parent-style-name="Standard">
      <style:text-properties fo:font-size="14pt" fo:font-weight="bold" officeooo:rsid="0005fa13" officeooo:paragraph-rsid="0005fa1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2e67" officeooo:paragraph-rsid="00072e6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72e67" officeooo:paragraph-rsid="00072e67" style:font-size-asian="14pt" style:font-weight-asian="normal" style:font-size-complex="14pt" style:font-weight-complex="normal"/>
    </style:style>
    <style:style style:name="T1" style:family="text">
      <style:text-properties officeooo:rsid="000841d5"/>
    </style:style>
    <style:style style:name="T2" style:family="text">
      <style:text-properties officeooo:rsid="0009e0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shmin Jayson S7 DS 14</text:p>
      <text:p text:style-name="P1"># Experiment <text:span text:style-name="T2">3</text:span> : Client Server communication using <text:span text:style-name="T1">UDP</text:span></text:p>
      <text:p text:style-name="P1"># Date : 18/8/23</text:p>
      <text:p text:style-name="P1"/>
      <text:p text:style-name="P3">server.py</text:p>
      <text:p text:style-name="P3"/>
      <text:p text:style-name="P1">import socket</text:p>
      <text:p text:style-name="P1"/>
      <text:p text:style-name="P1">s = socket.socket(socket.AF_INET, socket.SOCK_DGRAM)</text:p>
      <text:p text:style-name="P1">host = socket.gethostname()</text:p>
      <text:p text:style-name="P1">socketAddr = ('127.0.0.1', 12345)</text:p>
      <text:p text:style-name="P1"/>
      <text:p text:style-name="P1">print(host)</text:p>
      <text:p text:style-name="P1"/>
      <text:p text:style-name="P1">s.bind(socketAddr)</text:p>
      <text:p text:style-name="P1"/>
      <text:p text:style-name="P1">print("Server listening on port {}".format(socketAddr[1]))</text:p>
      <text:p text:style-name="P1"/>
      <text:p text:style-name="P1">while True:</text:p>
      <text:p text:style-name="P1"><text:s text:c="4"/>message, address = s.recvfrom(1024)</text:p>
      <text:p text:style-name="P1"><text:s text:c="4"/>print("Got message {} from {}".format(message.decode(), address))</text:p>
      <text:p text:style-name="P1"/>
      <text:p text:style-name="P1"><text:s text:c="4"/>response = str.encode(input("Enter the response to client or 0:"))</text:p>
      <text:p text:style-name="P1"><text:s text:c="4"/>if response == '0':</text:p>
      <text:p text:style-name="P1"><text:s text:c="8"/>break</text:p>
      <text:p text:style-name="P1"><text:s text:c="4"/>s.sendto(response, address)</text:p>
      <text:p text:style-name="P1"/>
      <text:p text:style-name="P3">client.py</text:p>
      <text:p text:style-name="P3"/>
      <text:p text:style-name="P1">import socket</text:p>
      <text:p text:style-name="P1"/>
      <text:p text:style-name="P1">s = socket.socket(socket.AF_INET, socket.SOCK_DGRAM)</text:p>
      <text:p text:style-name="P1">socketAddress = ('127.0.0.1', 12345)</text:p>
      <text:p text:style-name="P1"/>
      <text:p text:style-name="P1"/>
      <text:p text:style-name="P1">while True:</text:p>
      <text:p text:style-name="P1"><text:s text:c="4"/>snd = input("Enter message to send to server or 0 to close chat: ")</text:p>
      <text:p text:style-name="P1"><text:s text:c="4"/>if snd == '0': break</text:p>
      <text:p text:style-name="P1"><text:s text:c="4"/>s.sendto(snd.encode(), socketAddress)</text:p>
      <text:p text:style-name="P1"/>
      <text:p text:style-name="P1"/>
      <text:p text:style-name="P1"><text:s text:c="4"/>serverReply = s.recvfrom(1024)</text:p>
      <text:p text:style-name="P1"><text:s text:c="4"/>if serverReply != '':</text:p>
      <text:p text:style-name="P1"><text:s text:c="8"/>print("Server reply : {}".format(serverReply[0].decode()))</text:p>
      <text:p text:style-name="P1"/>
      <text:p text:style-name="P2"><text:soft-page-break/></text:p>
      <text:p text:style-name="P3">Output</text:p>
      <text:p text:style-name="P2"/>
      <text:p text:style-name="P4">Server.py</text:p>
      <text:p text:style-name="P5">DALAB04</text:p>
      <text:p text:style-name="P5">Server listening on port 12345</text:p>
      <text:p text:style-name="P5">Got message Heyyaa from ('127.0.0.1', 33194)</text:p>
      <text:p text:style-name="P5">Enter the response to client or 0:Whaaaa</text:p>
      <text:p text:style-name="P5"/>
      <text:p text:style-name="P4">Client.py</text:p>
      <text:p text:style-name="P5">Enter message to send to server or 0 to close chat: Heyyaa</text:p>
      <text:p text:style-name="P5">Server reply : Whaaaa</text:p>
      <text:p text:style-name="P5">Enter message to send to server or 0 to close chat: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2:33.400769885</meta:creation-date>
    <dc:date>2023-10-09T11:24:07.432508999</dc:date>
    <meta:editing-duration>PT1H1M32S</meta:editing-duration>
    <meta:editing-cycles>5</meta:editing-cycles>
    <meta:generator>LibreOffice/7.3.7.2$Linux_X86_64 LibreOffice_project/30$Build-2</meta:generator>
    <meta:print-date>2023-10-09T10:25:22.576843398</meta:print-date>
    <meta:document-statistic meta:table-count="0" meta:image-count="0" meta:object-count="0" meta:page-count="2" meta:paragraph-count="39" meta:word-count="163" meta:character-count="1230" meta:non-whitespace-character-count="1050"/>
  </office:meta>
</office:document-meta>
</file>